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73b62" officeooo:paragraph-rsid="00073b62"/>
    </style:style>
    <style:style style:name="P2" style:family="paragraph" style:parent-style-name="Title">
      <style:text-properties officeooo:rsid="00073b62" officeooo:paragraph-rsid="00073b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énérateur de cod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1:42:31.327902602</meta:creation-date>
    <dc:date>2017-03-27T11:44:28.372652799</dc:date>
    <meta:editing-duration>PT1M57S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5.1.6.2$Linux_X86_64 LibreOffice_project/10m0$Build-2</meta:generator>
  </office:meta>
</office:document-meta>
</file>